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EJ Reproducibility Report</text:p>
      <text:p text:style-name="Date">July 3, 2023</text:p>
      <text:p text:style-name="Text_20_body"><draw:frame draw:name="img1" svg:width="935.4965034965035pt" svg:height="108.75524475524476pt"><draw:image xlink:href="Pictures/0.png" xlink:type="simple" xlink:show="embed" xlink:actuate="onLoad"/></draw:frame></text:p>
      <text:h text:style-name="Heading_20_2" text:outline-level="2"><text:bookmark-start text:name="paper-identification"/>Paper Identification<text:bookmark-end text:name="paper-identifica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S Number</text:p>
            </table:table-cell>
            <table:table-cell table:style-name="TableHeaderRowCell" office:value-type="string">
              <text:p text:style-name="Table_20_Heading">YYYY-LONG-ALPHANUMERIC</text:p>
            </table:table-cell>
          </table:table-row>
        </table:table-header-rows>
        <table:table-row>
          <table:table-cell table:style-name="TableRowCell" office:value-type="string">
            <text:p text:style-name="Table_20_Contents">Author(s)</text:p>
          </table:table-cell>
          <table:table-cell table:style-name="TableRowCell" office:value-type="string">
            <text:p text:style-name="Table_20_Contents">Author 1, Author 2</text:p>
          </table:table-cell>
        </table:table-row>
        <table:table-row>
          <table:table-cell table:style-name="TableRowCell" office:value-type="string">
            <text:p text:style-name="Table_20_Contents">Paper Title</text:p>
          </table:table-cell>
          <table:table-cell table:style-name="TableRowCell" office:value-type="string">
            <text:p text:style-name="Table_20_Contents">Title Title Title Title</text:p>
          </table:table-cell>
        </table:table-row>
      </table:table>
      <text:h text:style-name="Heading_20_2" text:outline-level="2"><text:bookmark-start text:name="folder-structure-and-readme"/>Folder Structure and <text:span text:style-name="Source_Text">ReadMe</text:span><text:bookmark-end text:name="folder-structure-and-readme"/></text:h>
      <text:list text:style-name="L1">
        <text:list-item>
          <text:p text:style-name="P1">☐ Folder structure is correct, i.e. it looks like</text:p>
          <text:p text:style-name="P2">|- 1 Paper</text:p>
          <text:p text:style-name="P3">|- 2 Appendices</text:p>
          <text:p text:style-name="P4">|- 3 Replication package</text:p>
          <text:p text:style-name="P5">|- 4 Confidential data not for publication</text:p>
        </text:list-item>
      </text:list>
      <text:p text:style-name="First_20_paragraph">The folder <text:span text:style-name="Source_Text">3 Replication package</text:span> contains a <text:span text:style-name="Source_Text">ReadMe</text:span> file, which is adequate and includes <text:span text:style-name="T1">all</text:span> of the following items:</text:p>
      <text:list text:style-name="L2">
        <text:list-item>
          <text:p text:style-name="P6">☐ It is in PDF format.</text:p>
        </text:list-item>
        <text:list-item>
          <text:p text:style-name="P6">☐ Description of the content of the replication package.</text:p>
        </text:list-item>
        <text:list-item>
          <text:p text:style-name="P6">☐ Data availability statement (description of the origin of the data and how to obtain access to them)</text:p>
        </text:list-item>
        <text:list-item>
          <text:p text:style-name="P6">☐ Precise instructions on how to run the code</text:p>
        </text:list-item>
        <text:list-item>
          <text:p text:style-name="P6">☐ Indications on where to find the output saved/displayed.</text:p>
        </text:list-item>
        <text:list-item>
          <text:p text:style-name="P6">☐ Software used (including software version + OS).</text:p>
        </text:list-item>
        <text:list-item>
          <text:p text:style-name="P6">☐ All packages and libraries that need to be installed.</text:p>
        </text:list-item>
        <text:list-item>
          <text:p text:style-name="P6">☐ Expected running time (even if it is a few seconds).</text:p>
        </text:list-item>
        <text:list-item>
          <text:p text:style-name="P6">☐ Data citations.</text:p>
        </text:list-item>
      </text:list>
      <text:h text:style-name="Heading_20_2" text:outline-level="2"><text:bookmark-start text:name="data-citations"/>Data Citations<text:bookmark-end text:name="data-citations"/></text:h>
      <text:p text:style-name="First_20_paragraph">Are the data correctly cited:</text:p>
      <text:list text:style-name="L3">
        <text:list-item>
          <text:p text:style-name="P7">☐ In the paper.</text:p>
        </text:list-item>
        <text:list-item>
          <text:p text:style-name="P7">☐ In the <text:span text:style-name="Source_Text">ReadMe</text:span>.</text:p>
        </text:list-item>
        <text:list-item>
          <text:p text:style-name="P7">☐ Not applicable (the paper is not empirical).</text:p>
        </text:list-item>
      </text:list>
      <text:h text:style-name="Heading_20_2" text:outline-level="2"><text:bookmark-start text:name="used-datasets"/>Used Datasets<text:bookmark-end text:name="used-datasets"/></text:h>
      <text:p text:style-name="First_20_paragraph"><text:span text:style-name="T2">Check one of the mutually exclusive boxes at the first level. Then, check all applicable sub-boxes of that choice.</text:span></text:p>
      <text:list text:style-name="L4">
        <text:list-item>
          <text:p text:style-name="P8">☐ Empirical with available data.</text:p>
          <text:list text:style-name="L5">
            <text:list-item>
              <text:p text:style-name="P9">☐ All raw datasets are included (main text and appendices, including online), along with the cleaning and analysis codes.</text:p>
            </text:list-item>
            <text:list-item>
              <text:p text:style-name="P9">☐ A copy of all datasets in non-proprietary format (ASCII, csv,etc.) is included.</text:p>
            </text:list-item>
          </text:list>
        </text:list-item>
        <text:list-item>
          <text:p text:style-name="P8">☐ Empirical with simulated/synthetic data.</text:p>
          <text:list text:style-name="L6">
            <text:list-item>
              <text:p text:style-name="P10">☐ The simulated/synthetic data to produce all tables and figures in the paper is included.</text:p>
            </text:list-item>
            <text:list-item>
              <text:p text:style-name="P10">☐ A copy of all datasets in non-proprietary format (ASCII, csv,etc.) is included.</text:p>
            </text:list-item>
            <text:list-item>
              <text:p text:style-name="P10">☐ A data exemption at the time of first submission was granted (<text:span text:style-name="T2">to be ticked by the Data Editor</text:span>).</text:p>
            </text:list-item>
          </text:list>
        </text:list-item>
        <text:list-item>
          <text:p text:style-name="P8">☐ The paper only includes simulations.</text:p>
        </text:list-item>
        <text:list-item>
          <text:p text:style-name="P8">☐ Experimental.</text:p>
          <text:list text:style-name="L7">
            <text:list-item>
              <text:p text:style-name="P11">☐ All raw datasets are included (main text and appendices, including online), along with the cleaning and analysis codes.</text:p>
            </text:list-item>
            <text:list-item>
              <text:p text:style-name="P11">☐ A copy of all datasets in non-proprietary format (ASCII, csv,etc.) is included.</text:p>
            </text:list-item>
          </text:list>
          <text:p text:style-name="P8">Also, the following documents are included (if these files are part of the paper or of an appendix, the authors should have copied them again in a separate document included in the replication package):</text:p>
          <text:list text:style-name="L8">
            <text:list-item>
              <text:p text:style-name="P12">☐ A PDF copy of the IRB approval.</text:p>
            </text:list-item>
            <text:list-item>
              <text:p text:style-name="P12">☐ A PDF document outlining the design of the experiment, including information on the selection and eligibility of participants.</text:p>
            </text:list-item>
            <text:list-item>
              <text:p text:style-name="P12">☐ A PDF copy of the instructions given to participants in both original language and an English translation.</text:p>
            </text:list-item>
            <text:list-item>
              <text:p text:style-name="P12">☐ Raw data collected from the experiment, including a copy in non-proprietary format (ASCII, csv, etc.).</text:p>
            </text:list-item>
          </text:list>
        </text:list-item>
      </text:list>
      <text:h text:style-name="Heading_20_2" text:outline-level="2"><text:bookmark-start text:name="does-it-run-through"/>Does it Run Through?<text:bookmark-end text:name="does-it-run-through"/></text:h>
      <text:list text:style-name="L9">
        <text:list-item>
          <text:p text:style-name="P13">☐ Yes.</text:p>
        </text:list-item>
        <text:list-item>
          <text:p text:style-name="P13">☐ No.</text:p>
        </text:list-item>
      </text:list>
      <text:p text:style-name="First_20_paragraph"><text:span text:style-name="T2">If no, please provide comments here. Please be polite.</text:span></text:p>
      <text:h text:style-name="Heading_20_2" text:outline-level="2"><text:bookmark-start text:name="does-it-produce-the-results-in-the-paper"/>Does it produce the results in the paper?<text:bookmark-end text:name="does-it-produce-the-results-in-the-paper"/></text:h>
      <text:list text:style-name="L10">
        <text:list-item>
          <text:p text:style-name="P14">☐ Yes.</text:p>
        </text:list-item>
        <text:list-item>
          <text:p text:style-name="P14">☐ No.</text:p>
        </text:list-item>
      </text:list>
      <text:p text:style-name="First_20_paragraph"><text:span text:style-name="T2">If no, please provide comments here. Please be pol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EJ Reproducibility Report</dc:title>
    <dc:description/>
    <dc:subject/>
    <meta:keyword/>
    <meta:initial-creator/>
    <dc:creator/>
    <meta:creation-date>2023-07-03T12:40:17Z</meta:creation-date>
    <dc:date>2023-07-03T12:40:17Z</dc:date>
    <meta:user-defined meta:name="biblio-config" meta:value-type="string">True</meta:user-defined>
    <meta:user-defined meta:name="date" meta:value-type="string">July 3, 2023</meta:user-defined>
    <meta:user-defined meta:name="date-format" meta:value-type="string">long</meta:user-defined>
    <meta:user-defined meta:name="editor" meta:value-type="string">sour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toc-title" meta:value-type="string">Table of contents</meta:user-defined>
  </office:meta>
</office:document-meta>
</file>